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test</text:p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>test page numb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Mangal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17T14:32:43</meta:creation-date>
    <dc:date>2012-08-22T16:56:48.88</dc:date>
    <meta:editing-duration>PT01H38M20S</meta:editing-duration>
    <meta:editing-cycles>16</meta:editing-cycles>
    <meta:generator>IBM_Lotus_Symphony/3.0$Win32 OpenOffice.org_project/310m11$Build-9399</meta:generator>
    <dc:subject>UNO API Subject</dc:subject>
    <meta:document-statistic meta:table-count="0" meta:image-count="0" meta:object-count="0" meta:page-count="3" meta:paragraph-count="2" meta:word-count="4" meta:character-count="21"/>
    <meta:user-defined meta:name="Info 1"/>
    <meta:user-defined meta:name="Info 2"/>
    <meta:user-defined meta:name="Info 3"/>
    <meta:user-defined meta:name="Info 4"/>
    <meta:user-defined meta:name="saved-country">US</meta:user-defined>
    <meta:user-defined meta:name="saved-lang">en</meta:user-defined>
  </office:meta>
</office:document-meta>
</file>